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674in" table:align="margins"/>
    </style:style>
    <style:style style:name="Table1.A" style:family="table-column">
      <style:table-column-properties style:column-width="1.2021in" style:rel-column-width="13661*"/>
    </style:style>
    <style:style style:name="Table1.B" style:family="table-column">
      <style:table-column-properties style:column-width="1.6181in" style:rel-column-width="18388*"/>
    </style:style>
    <style:style style:name="Table1.C" style:family="table-column">
      <style:table-column-properties style:column-width="2.9472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4" style:family="table-row">
      <style:table-row-properties style:min-row-height="0.0361in"/>
    </style:style>
    <style:style style:name="Table1.16" style:family="table-row">
      <style:table-row-properties style:min-row-height="0.7493in"/>
    </style:style>
    <style:style style:name="P1" style:family="paragraph" style:parent-style-name="Document_20_Title" style:master-page-name="Standard"/>
    <style:style style:name="P2" style:family="paragraph" style:parent-style-name="Endnote">
      <style:paragraph-properties fo:margin-left="0in" fo:margin-right="0in" fo:text-indent="0in" style:auto-text-indent="false"/>
    </style:style>
    <style:style style:name="P3" style:family="paragraph" style:parent-style-name="Contents_20_1">
      <style:paragraph-properties>
        <style:tab-stops>
          <style:tab-stop style:position="5.7673in" style:type="right" style:leader-style="dotted" style:leader-text="."/>
        </style:tab-stops>
      </style:paragraph-properties>
    </style:style>
    <style:style style:name="P4" style:family="paragraph" style:parent-style-name="Contents_20_2">
      <style:paragraph-properties>
        <style:tab-stops>
          <style:tab-stop style:position="5.5709in" style:type="right" style:leader-style="dotted" style:leader-text="."/>
        </style:tab-stops>
      </style:paragraph-properties>
    </style:style>
    <style:style style:name="P5" style:family="paragraph" style:parent-style-name="Heading_20_2">
      <style:paragraph-properties fo:margin-left="0in" fo:margin-right="0in" fo:text-indent="0in" style:auto-text-indent="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tyle="normal" fo:font-weight="normal" style:font-style-asian="normal" style:font-weight-asian="normal" style:font-style-complex="normal" style:font-weight-complex="normal"/>
    </style:style>
    <style:style style:name="P8" style:family="paragraph" style:parent-style-name="Standard" style:list-style-name="List_20_1"/>
    <style:style style:name="P9" style:family="paragraph" style:parent-style-name="List_20_2_20_Start" style:list-style-name="List_20_1"/>
    <style:style style:name="P10" style:family="paragraph" style:parent-style-name="Standard" style:list-style-name="List_20_1">
      <style:paragraph-properties fo:margin-left="0in" fo:margin-right="0in" fo:text-indent="0in" style:auto-text-indent="false"/>
    </style:style>
    <style:style style:name="P11" style:family="paragraph" style:parent-style-name="Standard">
      <style:paragraph-properties fo:margin-left="0.5in" fo:margin-right="0in" fo:text-indent="-0.0071in" style:auto-text-indent="false">
        <style:tab-stops>
          <style:tab-stop style:position="-0.0071in"/>
        </style:tab-stops>
      </style:paragraph-properties>
    </style:style>
    <style:style style:name="T1" style:family="text" style:parent-style-name="User_20_Entry">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chema Representation of JMdict</text:p>
      <text:p text:style-name="Standard">This note describes how JMdict data[<text:note text:id="ftn1" text:note-class="endnote"><text:note-citation>1</text:note-citation><text:note-body><text:p text:style-name="P2"><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re defined in mkfk.sql, and indexes in mkindex.sql.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 Overview<text:tab/>2</text:p>
          <text:p text:style-name="P4">1.1.Parent/Child Tables and Primary/Foreign keys.<text:tab/>2</text:p>
          <text:p text:style-name="P4">1.2.Keyword Tables<text:tab/>4</text:p>
          <text:p text:style-name="P4">1.3.Keyword Lists<text:tab/>4</text:p>
          <text:p text:style-name="P4">1.4.Restrictions: restr, stagr, stagk<text:tab/>5</text:p>
          <text:p text:style-name="P4">1.5.ke_pri, re_pri Generalization<text:tab/>5</text:p>
          <text:p text:style-name="P4">1.6.Cross-references<text:tab/>6</text:p>
          <text:p text:style-name="P4">1.7.XML Round-tripping<text:tab/>6</text:p>
          <text:p text:style-name="P3">2. An Example Entry<text:tab/>8</text:p>
          <text:p text:style-name="P3">3.Using SQL<text:tab/>12</text:p>
          <text:p text:style-name="P4">3.1.Retrieving an Entry's Data<text:tab/>12</text:p>
          <text:p text:style-name="P4">3.2.Finding Entries<text:tab/>12</text:p>
          <text:p text:style-name="P4">3.3.Views<text:tab/>13</text:p>
          <text:p text:style-name="P3">4. Annotated Schema<text:tab/>14</text:p>
        </text:index-body>
      </text:table-of-content>
      <text:p text:style-name="Standard"/>
      <text:list text:style-name="Numbering_20_1">
        <text:list-item>
          <text:h text:style-name="Heading_20_1"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text:style-name="Numbering_20_1" text:continue-numbering="true">
        <text:list-item>
          <text:list text:continue-numbering="true">
            <text:list-item>
              <text:h text:style-name="P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text:span text:style-name="colname">i</text:span></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6">Database table name</text:p>
          </table:table-cell>
          <table:table-cell table:style-name="Table1.A1" office:value-type="string">
            <text:p text:style-name="P6">JMdict XML element</text:p>
          </table:table-cell>
          <table:table-cell table:style-name="Table1.C1" office:value-type="string">
            <text:p text:style-name="P6">Information</text:p>
          </table:table-cell>
        </table:table-row>
        <table:table-row>
          <table:table-cell table:style-name="Table1.A2" office:value-type="string">
            <text:p text:style-name="P6">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6">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6">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6">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6">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6">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6">        audio</text:p>
          </table:table-cell>
          <table:table-cell table:style-name="Table1.A2" office:value-type="string">
            <text:p text:style-name="Table_20_Contents"/>
          </table:table-cell>
          <table:table-cell table:style-name="Table1.C2" office:value-type="string">
            <text:p text:style-name="Table_20_Contents">Reading sound clip</text:p>
          </table:table-cell>
        </table:table-row>
        <table:table-row>
          <table:table-cell table:style-name="Table1.A2" office:value-type="string">
            <text:p text:style-name="P6">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6">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6">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6">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6">        gloss</text:p>
          </table:table-cell>
          <table:table-cell table:style-name="Table1.A2" office:value-type="string">
            <text:p text:style-name="Table_20_Contents">&lt;gloss&gt;</text:p>
          </table:table-cell>
          <table:table-cell table:style-name="Table1.C2" office:value-type="string">
            <text:p text:style-name="Table_20_Contents">English and other language glosses</text:p>
          </table:table-cell>
        </table:table-row>
        <table:table-row table:style-name="Table1.14">
          <table:table-cell table:style-name="Table1.A2" office:value-type="string">
            <text:p text:style-name="P6">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6">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6">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6">        restr</text:p>
          </table:table-cell>
          <table:table-cell table:style-name="Table1.A2" office:value-type="string">
            <text:p text:style-name="P7">&lt;restr&gt;</text:p>
          </table:table-cell>
          <table:table-cell table:style-name="Table1.C2" office:value-type="string">
            <text:p text:style-name="P7">Invalid reading-kanji pairs. [parents: (<text:span text:style-name="tblname">rdng</text:span>, <text:span text:style-name="tblname">kanj</text:span>)]</text:p>
          </table:table-cell>
        </table:table-row>
        <table:table-row>
          <table:table-cell table:style-name="Table1.A2" office:value-type="string">
            <text:p text:style-name="P6">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6">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6">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6">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 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text:style-name="Numbering_20_1" text:continue-numbering="true">
        <text:list-item>
          <text:list text:continue-numbering="true">
            <text:list-item>
              <text:h text:style-name="P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inf</text:span> table, which contains the keywords used in the <text:span text:style-name="tblname">kinf</text:span> table (which in turn corresponds to the &lt;ke_inf&gt; elements in the JMdict XML file).</text:p>
      <text:p text:style-name="psql"><text:span text:style-name="T1">select * from kwkinf;<text:line-break/>id | kw | descr<text:line-break/>---+----+---------------------------------------<text:line-break/>1</text:span><text:span text:style-name="User_20_Entry"><text:span text:style-name="T1"> </text:span></text:span><text:span text:style-name="User_20_Entry"><text:span text:style-name="User_20_Entry"><text:span text:style-name="T1"> </text:span></text:span></text:span><text:span text:style-name="T1">| iK | word containing irregular kanji usage<text:line-break/>2</text:span><text:span text:style-name="User_20_Entry"><text:span text:style-name="T1"> </text:span></text:span><text:span text:style-name="User_20_Entry"><text:span text:style-name="User_20_Entry"><text:span text:style-name="T1"> </text:span></text:span></text:span><text:span text:style-name="T1">| io | irregular okurigana usage<text:line-break/>3</text:span><text:span text:style-name="User_20_Entry"><text:span text:style-name="T1"> </text:span></text:span><text:span text:style-name="User_20_Entry"><text:span text:style-name="User_20_Entry"><text:span text:style-name="T1"> </text:span></text:span></text:span><text:span text:style-name="T1">| oK | word containing out-dated kanji<text:line-break/>4</text:span><text:span text:style-name="User_20_Entry"><text:span text:style-name="T1"> </text:span></text:span><text:span text:style-name="User_20_Entry"><text:span text:style-name="User_20_Entry"><text:span text:style-name="T1"> </text:span></text:span></text:span><text:span text:style-name="T1">| ik | word containing irregular kana usage</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lsrc</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he keyword tables are colored green in the schema diagram.</text:p>
      <text:list text:style-name="Numbering_20_1" text:continue-numbering="true">
        <text:list-item>
          <text:list text:continue-numbering="true">
            <text:list-item>
              <text:h text:style-name="P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text:p>
      <text:p text:style-name="Standard">A few keyword list table have some other information in addition to the keywords. <text:s/>The table <text:span text:style-name="tblname">freq</text:span> for example contains freq keywords, and also a numeric value associated with each. <text:s/>The rows in table <text:span text:style-name="tblname">lsrc</text:span> contain an lsrc keyword and also a language keyword and text source word.</text:p>
      <text:p text:style-name="Standard">The tables that contain such keyword lists are: <text:span text:style-name="tblname">dial</text:span>, <text:span text:style-name="tblname">fld</text:span>, <text:span text:style-name="tblname">freq</text:span>, <text:span text:style-name="tblname">kinf</text:span>, <text:span text:style-name="tblname">lsrc</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text:style-name="Numbering_20_1" text:continue-numbering="true">
        <text:list-item>
          <text:list text:continue-numbering="true">
            <text:list-item>
              <text:h text:style-name="P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he restriction tables are colored light blue in the schema diagram.</text:p>
      <text:list text:style-name="Numbering_20_1" text:continue-numbering="true">
        <text:list-item>
          <text:list text:continue-numbering="true">
            <text:list-item>
              <text:h text:style-name="P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i element, and a re_pri tag also with the value "nf32" on a particular reading element. The equal values imply that the frequency-of-use indicator refers to the tagged kanji and readings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text:style-name="Numbering_20_1" text:continue-numbering="true">
        <text:list-item>
          <text:list text:continue-numbering="true">
            <text:list-item>
              <text:h text:style-name="P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ndentify the originating sense. 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The cross reference table is colored purple in the schema diagram.</text:p>
      <text:list text:style-name="Numbering_20_1" text:continue-numbering="true">
        <text:list-item>
          <text:list text:continue-numbering="true">
            <text:list-item>
              <text:h text:style-name="P5" text:outline-level="2">XML Round-tripping</text:h>
            </text:list-item>
          </text:list>
        </text:list-item>
      </text:list>
      <text:p text:style-name="Standard">The following are things I am aware of that may differ between the JMdict XML loaded into the database, and JMdict XML recreated from the database:</text:p>
      <text:list text:style-name="List_20_1">
        <text:list-item>
          <text:p text:style-name="P8">Comments in the XML that describe (in an expected format) deleted entries are turned into database deleted entries and can be regenerated although not necessarily at the same place in the xml file. Other comments will be lost.</text:p>
        </text:list-item>
        <text:list-item>
          <text:p text:style-name="P8">Element order may vary. The following elements will retain the original order: k_ele, r_ele, sense, gloss. <text:s/>Entry elements in the current JMdict are in seq number order and can be regenerated in that order. <text:s/>Where that order to change though, it would not be preserved in the regenerated XML. <text:s/>The order of all other elements is not preserved.</text:p>
        </text:list-item>
        <text:list-item>
          <text:p text:style-name="P8">The text strings used to refer to cross-references may be different because the original values may be a subset of the target's headwords, and are recreated from the target without knowledge of the exact subset.</text:p>
        </text:list-item>
        <text:list-item>
          <text:p text:style-name="P8">The database can represent information that currently has no means of representation in the JMdict XML. Specifically:</text:p>
        </text:list-item>
        <text:list-item>
          <text:p text:style-name="P9">Cross-references can refer to specific target senses.</text:p>
        </text:list-item>
        <text:list-item>
          <text:p text:style-name="P9">Cross-references can refer to a specific entry even when there multiple references with the same reading or kanji text.</text:p>
        </text:list-item>
        <text:list-item>
          <text:p text:style-name="P9">Cross-references may have more types that just the “see also” and “antonym” types available in the current JMdict XML.</text:p>
        </text:list-item>
        <text:list-item>
          <text:p text:style-name="P9">Readings can have sound clips.</text:p>
        </text:list-item>
        <text:list-item>
          <text:p text:style-name="P9">There may be keyword values in the kw* tables and used in the database that do not have equivalent entities defined in the JMdict DTD.</text:p>
        </text:list-item>
        <text:list-item>
          <text:p text:style-name="P9">The <text:span text:style-name="tblname">entr</text:span> table has a <text:span text:style-name="colname">notes</text:span> column that can contain additional ad-hoc information. <text:s/>JMdict has no means of representing this information.</text:p>
          <text:p text:style-name="P10">If entries are created that make use of these capabilities, the additional information will not be representable in a regenerated JMdict XML file.</text:p>
        </text:list-item>
      </text:list>
      <text:list text:style-name="Numbering_20_1" text:continue-numbering="true">
        <text:list-item>
          <text:h text:style-name="Heading_20_1"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11">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span text:style-name="User_20_Entry"><text:span text:style-name="User_20_Entry"> </text:span></text:span><text:span text:style-name="User_20_Entry">src</text:span><text:span text:style-name="User_20_Entry"><text:span text:style-name="User_20_Entry"> </text:span></text:span><text:span text:style-name="User_20_Entry">|</text:span><text:span text:style-name="User_20_Entry"><text:span text:style-name="User_20_Entry"> </text:span></text:span><text:span text:style-name="User_20_Entry">seq</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text:span text:style-name="User_20_Entry"><text:span text:style-name="User_20_Entry"> </text:span></text:span><text:span text:style-name="User_20_Entry">stat</text:span><text:span text:style-name="User_20_Entry"><text:span text:style-name="User_20_Entry"> </text:span></text:span><text:span text:style-name="User_20_Entry">|</text:span><text:span text:style-name="User_20_Entry"><text:span text:style-name="User_20_Entry"> </text:span></text:span><text:span text:style-name="User_20_Entry">notes<text:line-break/>------+-----+---------+------+-------<text:line-break/>20894</text:span><text:span text:style-name="User_20_Entry"><text:span text:style-name="User_20_Entry"> </text:span></text:span><text:span text:style-name="User_20_Entry">|</text:span><text:span text:style-name="User_20_Entry"><text:span text:style-name="User_20_Entry"> </text:span></text:span><text:span text:style-name="User_20_Entry">1</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text:span text:style-name="User_20_Entry"><text:span text:style-name="User_20_Entry"> </text:span></text:span><text:span text:style-name="User_20_Entry">1211370</text:span><text:span text:style-name="User_20_Entry"><text:span text:style-name="User_20_Entry"> </text:span></text:span><text:span text:style-name="User_20_Entry">|</text:span><text:span text:style-name="User_20_Entry"><text:span text:style-name="User_20_Entry"> </text:span></text:span><text:span text:style-name="User_20_Entry">2</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this entry belongs to and refers to table <text:span text:style-name="tblname">kwsrc</text:span>.<text:span text:style-name="colname">id</text:span>. <text:span text:style-name="colname">id</text:span>=1 in that table says this entry is part of JMdict. Currently all entries are JMdict entries but in the future the database might also contain other kinds of entries such as the JMnedict names.</text:p>
      <text:p text:style-name="Standard"><text:span text:style-name="colname">seq</text:span> is the same as the &lt;ent_seq&gt; element in JMdict XML file and identifies each JMdict entry across time and space.</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or modified entries awaiting approval, deleted entries, rejected entries, etc.</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text:span text:style-name="User_20_Entry"> </text:span></text:span>| rdng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たんのう<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key and any other tables that refers to specific readings (such as <text:span text:style-name="tblname">audio</text:span> or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text:span text:style-name="User_20_Entry"> </text:span></text:span>| kanj | txt<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堪能<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text:span text:style-name="User_20_Entry"> </text:span></text:span>| sens | notes<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text:span text:style-name="User_20_Entry"> </text:span></text:span>| sens | gloss | lang | txt<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proficient<text:span text:style-name="User_20_Entry"> </text:span><text:span text:style-name="User_20_Entry"><text:span text:style-name="User_20_Entry"> </text:span></text:span><text:span text:style-name="User_20_Entry"><text:span text:style-name="User_20_Entry"><text:span text:style-name="User_20_Entry"> </text:span></text:span></text:span><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killful<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satisfaction <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fortitude<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select * from pos where entr=20894;<text:line-break/>entr<text:span text:style-name="User_20_Entry"> </text:span><text:span text:style-name="User_20_Entry"><text:span text:style-name="User_20_Entry"> </text:span></text:span>| sens | kw<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7<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text:span text:style-name="User_20_Entry"> </text:span></text:span><text:span text:style-name="User_20_Entry"><text:span text:style-name="User_20_Entry"><text:span text:style-name="User_20_Entry"> </text:span></text:span></text:span>kw<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text:span text:style-name="User_20_Entry"><text:span text:style-name="User_20_Entry"><text:span text:style-name="User_20_Entry"><text:span text:style-name="User_20_Entry"><text:span text:style-name="User_20_Entry"><text:span text:style-name="User_20_Entry"> </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text:span text:style-name="User_20_Entry"> </text:span></text:span></text:span></text:span></text:span></text:span></text:span></text:span></text:span></text:span></text:span></text:span></text:span></text:span></text:span></text:span></text:span></text:span></text:span></text:span></text:span></text:span></text:span>descr<text:line-break/>---+--------+---------------------------------------------------<text:line-break/><text:span text:style-name="User_20_Entry"> </text:span>2 | adj-na | adjectival nouns or quasi-adjectives (keiyodoshi)<text:line-break/>17 | n<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common) (futsuumeishi)<text:line-break/>46 | vs<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text:span text:style-name="User_20_Entry"><text:span text:style-name="User_20_Entry"><text:span text:style-name="User_20_Entry"><text:span text:style-name="User_20_Entry"><text:span text:style-name="User_20_Entry"> </text:span></text:span></text:span></text:span></text:span>| noun or participle which takes the aux. verb suru</text:p>
      <text:p text:style-name="Standard">Table <text:span text:style-name="tblname">fld</text:span> rows</text:p>
      <text:p text:style-name="psql">select * from fld where entr=20894;<text:line-break/>entr<text:span text:style-name="User_20_Entry"> </text:span><text:span text:style-name="User_20_Entry"><text:span text:style-name="User_20_Entry"> </text:span></text:span>| sens | kw<text:line-break/>------+------+----<text:line-break/>20894 | 3<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text:span text:style-name="User_20_Entry"><text:span text:style-name="User_20_Entry"> </text:span></text:span>| rdng | kw<text:line-break/>------+------+----<text:line-break/>20894 | 2<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text:span text:style-name="User_20_Entry"> </text:span></text:span>| rdng | kanj<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text:span text:style-name="User_20_Entry"> </text:span></text:span>| rdng | kanj | kw | value<text:line-break/>------+------+------+----+-------<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5<text:span text:style-name="User_20_Entry"> </text:span><text:span text:style-name="User_20_Entry"><text:span text:style-name="User_20_Entry"> </text:span></text:span>| 16<text:line-break/>20894 |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1<text:span text:style-name="User_20_Entry"> </text:span><text:span text:style-name="User_20_Entry"><text:span text:style-name="User_20_Entry"> </text:span></text:span><text:span text:style-name="User_20_Entry"><text:span text:style-name="User_20_Entry"><text:span text:style-name="User_20_Entry"> </text:span></text:span></text:span><text:span text:style-name="User_20_Entry"><text:span text:style-name="User_20_Entry"><text:span text:style-name="User_20_Entry"><text:span text:style-name="User_20_Entry"> </text:span></text:span></text:span></text:span>| 7<text:span text:style-name="User_20_Entry"> </text:span><text:span text:style-name="User_20_Entry"><text:span text:style-name="User_20_Entry"> </text:span></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kw<text:line-break/>-----+----<text:line-break/>(0 rows)</text:p>
      <text:list text:style-name="Numbering_20_1" text:continue-numbering="true">
        <text:list-item>
          <text:h text:style-name="Heading_20_1" text:outline-level="1">Using SQL</text:h>
        </text:list-item>
      </text:list>
      <text:p text:style-name="Standard">This section describes how the table structures and relations previously discussed affect the SQL you write to find and extract data.</text:p>
      <text:list text:style-name="Numbering_20_1" text:continue-numbering="true">
        <text:list-item>
          <text:list text:continue-numbering="true">
            <text:list-item>
              <text:h text:style-name="Heading_20_2" text:outline-level="2">Retrieving an Entry's Data</text:h>
            </text:list-item>
          </text:list>
        </text:list-item>
      </text:list>
      <text:p text:style-name="Standard">If you are writing SQL as part of an application, extraction of data is easy in most cases. <text:s/>That is because there is probably a library API that you can use that will extract all the data needed and construct an object representation of the entry in application code. <text:s/>In this case the library API will take care of the SQL for you, if you know the entries you want. <text:s/>In the JMdictDB code, the Perl library module jmdict.pm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text:p>
      <text:p text:style-name="psqlTiny">$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id IN (?,?)”, [$id1,$id2,]);<text:line-break/>$kinf <text:s/>= $sth-&gt;fetchall ();<text:line-break/>$sth <text:s text:c="2"/>= $dbh-&gt;execute (“SELECT * FROM kfreq WHERE id IN (?,?)”, [$id1,$id2]);<text:line-break/>$kfreq = $sth-&gt;fetchall ();<text:line-break/>$sth <text:s text:c="2"/>= $dbh-&gt;execute (“SELECT * FROM rdng WHERE id IN (?,?)”, [$id1,$id2]);<text:line-break/>$rdng <text:s/>= $sth-&gt;fetchall ();<text:line-break/>$sth <text:s text:c="2"/>= $dbh-&gt;execute (“SELECT * FROM sens WHERE id IN (?,?)”, [$id1,$id2]);<text:line-break/>$sens <text:s/>= $sth-&gt;fetchall ();<text:line-break/>[...]</text:p>
      <text:p text:style-name="Standard">Having gotten all the needed rows for the entries $id1 and $id2 in variables $entr, $kanj, etc., you can now use that data to build the objects representing the two entries.</text:p>
      <text:list text:style-name="Numbering_20_1" text:continue-numbering="true">
        <text:list-item>
          <text:list text:continue-numbering="true">
            <text:list-item>
              <text:h text:style-name="Heading_20_2" text:outline-level="2">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between <text:span text:style-name="tblname">entr</text:span> and <text:span text:style-name="tblname">pos</text:span> in the table hierarchy.</text:p>
      <text:list text:style-name="Numbering_20_1" text:continue-numbering="true">
        <text:list-item>
          <text:list text:continue-numbering="true">
            <text:list-item>
              <text:h text:style-name="Heading_20_2"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In the meantime, the comments in pg/mkviews.sql may be useful. </text:p>
      <text:p text:style-name="Standard"/>
      <text:list text:style-name="Numbering_20_1" text:continue-numbering="true">
        <text:list-item>
          <text:h text:style-name="Heading_20_1" text:outline-level="1"><text:s/>Annotated Schema</text:h>
        </text:list-item>
      </text:list>
      <text:p text:style-name="Text_20_body">The Postgresql DDL statements below will create the tables described above. <text:s/>They are based on revision 1.13 (2007/02/27)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Example"><text:span text:style-name="colname">seq</text:span></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Example"><text:span text:style-name="colname">id</text:span></text:span><text:span text:style-name="Example"> value.<text:line-break/> <text:s text:c="3"/>src SMALLINT NOT NULL,<text:line-break/> <text:s text:c="5"/>-- Indicates where this entry came from (1=jmdict). <text:s/><text:line-break/> <text:s text:c="5"/>-- References </text:span><text:span text:style-name="Example"><text:span text:style-name="tblname">kwsrc</text:span></text:span><text:span text:style-name="Example">.<text:line-break/>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Example"><text:span text:style-name="colname">id</text:span></text:span><text:span text:style-name="Example"> column is *not* suitable for uses spanning either<text:line-break/> <text:s text:c="5"/>-- time or space.)</text:span></text:p>
      <text:p text:style-name="Text_20_body"><text:span text:style-name="Example"><text:s text:c="4"/>stat SMALLINT NOT NULL,<text:line-break/> <text:s text:c="5"/>-- References table </text:span><text:span text:style-name="Example"><text:span text:style-name="tblname">kwstat</text:span></text:span><text:span text:style-name="Example"> and indicates the status of this<text:line-break/> <text:s text:c="5"/>-- entry. <text:s/>Typical values are "active", "new", "modified".<text:line-break/> <text:s text:c="5"/>-- "delete pending", "deleted", etc.<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Example"><text:span text:style-name="colname">entr.seq</text:span></text:span><text:span text:style-name="Example"> values. <text:s/>It is<text:line-break/> <text:s text:c="5"/>-- not </text:span><text:span text:style-name="Example"><text:span text:style-name="colname">entr.seq</text:span></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text:span text:style-name="Example">Maps to the JMdict XML element<text:line-break/> <text:s text:c="5"/>-- &lt;re_ele&gt;.</text:span></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 <text:s text:c="5"/>-- The reading text. <text:s/>Should contain at least one kana <text:line-break/> <text:s text:c="5"/>-- character and should not contain any kanji characters.<text:line-break/> <text:s text:c="5"/>-- </text:span><text:span text:style-name="Example"><text:span text:style-name="Example">Maps to the JMdict XML element &lt;reb&gt;.</text:span></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Example"><text:span text:style-name="colname">entr.id</text:span></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Example"><text:span text:style-name="colname">entr.id</text:span></text:span><text:span text:style-name="Example"> to identify the entry this gloss belongs to.<text:line-break/> <text:s text:c="3"/>sens SMALLINT NOT NULL,<text:line-break/> <text:s text:c="5"/>-- FK to </text:span><text:span text:style-name="Example"><text:span text:style-name="colname">sens.sens</text:span></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Example"><text:span text:style-name="tblname">kwlang</text:span></text:span><text:span text:style-name="Example"><text:span text:style-name="colname">.</text:span></text:span><text:span text:style-name="Example"><text:span text:style-name="colname"><text:span text:style-name="colname">id</text:span></text:span></text:span><text:span text:style-name="Example">. <text:s/>Language of this gloss.<text:line-break/> <text:s text:c="3"/>ginf SMALLINT NOT NULL,<text:line-break/> <text:s text:c="5"/>-- FK to </text:span><text:span text:style-name="Example"><text:span text:style-name="tblname">kwginf</text:span></text:span><text:span text:style-name="Example">.</text:span><text:span text:style-name="Example"><text:span text:style-name="colname">id</text:span></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Example"><text:span text:style-name="colname">entr.id</text:span></text:span><text:span text:style-name="Example">. <text:s/>Identifies the entry this cross-reference<text:line-break/> <text:s text:c="5"/>-- belongs to.<text:line-break/> <text:s text:c="3"/>sens SMALLINT NOT NULL,<text:line-break/> <text:s text:c="5"/>-- FK to </text:span><text:span text:style-name="Example"><text:span text:style-name="colname">sens.id</text:span></text:span><text:span text:style-name="Example">. <text:s/>Identifies the sense this cross-reference<text:line-break/> <text:s text:c="5"/>-- belongs to.<text:line-break/> <text:s text:c="3"/>xentr INT NOT NULL,<text:line-break/> <text:s text:c="5"/>-- FK to </text:span><text:span text:style-name="Example"><text:span text:style-name="colname">entr.id</text:span></text:span><text:span text:style-name="Example">. <text:s/>Identifies the entry this cross-reference<text:line-break/> <text:s text:c="5"/>-- points to.<text:line-break/> <text:s text:c="3"/>xsens SMALLINT NOT NULL,<text:line-break/> <text:s text:c="5"/>-- FK to </text:span><text:span text:style-name="Example"><text:span text:style-name="colname">sens.id</text:span></text:span><text:span text:style-name="Example">. <text:s/>Identifies the sense this cross-reference<text:line-break/> <text:s text:c="5"/>-- points to.<text:line-break/> <text:s text:c="3"/>typ SMALLINT NOT NULL,<text:line-break/> <text:s text:c="5"/>-- FK to </text:span><text:span text:style-name="Example"><text:span text:style-name="colname">kwxref.id</text:span></text:span><text:span text:style-name="Example">. <text:s/>Identifies the type of cross reference.<text:line-break/> <text:s text:c="3"/>notes TEXT,<text:line-break/> <text:s text:c="5"/>-- Additional textual information pertaining to this cross-<text:line-break/> <text:s text:c="5"/>-- reference for display to user when this cross-reference<text:line-break/> <text:s text:c="5"/>-- is displayed.<text:line-break/> <text:s text:c="3"/>PRIMARY KEY (entr,sens,xentr,xsens,typ));</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Example"><text:span text:style-name="colname">entr.id</text:span></text:span><text:span text:style-name="Example">. <text:s/>Identifies the entry this history record<text:line-break/> <text:s text:c="5"/>-- belongs to.<text:line-break/> <text:s text:c="3"/>hist SMALLINT NOT NULL,<text:line-break/></text:span><text:span text:style-name="Example"><text:span text:style-name="Example"> <text:s text:c="5"/>-- Disambiguates and orders multiple hist records with an entry.</text:span></text:span><text:span text:style-name="Example"><text:line-break/> <text:s text:c="3"/>stat SMALLINT NOT NULL,<text:line-break/> <text:s text:c="5"/>-- FK to </text:span><text:span text:style-name="Example"><text:span text:style-name="colname">kwstat.id</text:span></text:span><text:span text:style-name="Example">. <text:s/>Status of entry before the change this<text:line-break/> <text:s text:c="5"/>-- record documents was made.<text:line-break/> <text:s text:c="3"/>dt TIMESTAMP WITH TIME ZONE NOT NULL DEFAULT NOW(),<text:line-break/> <text:s text:c="5"/>-- Date and time changes were made.<text:line-break/> <text:s text:c="3"/>who VARCHAR(250),<text:line-break/> <text:s text:c="5"/>-- Text string describing the user who made the changes.<text:line-break/> <text:s text:c="3"/>diff TEXT,<text:line-break/> <text:s text:c="5"/>-- Text string that documents the difference between the original<text:line-break/> <text:s text:c="5"/>-- and changed entries.<text:line-break/> <text:s text:c="3"/>notes TEXT<text:line-break/> <text:s text:c="5"/>-- Additional textual information pertaining to this change.<text:line-break/> <text:s text:c="5"/>);<text:line-break/><text:line-break/>CREATE TABLE audio (<text:line-break/> <text:s text:c="5"/>-- Represents a sound clip that is an audio version of a reading.<text:line-break/> <text:s text:c="3"/>entr INT NOT NULL,<text:line-break/> <text:s text:c="5"/>-- FK to </text:span><text:span text:style-name="Example"><text:span text:style-name="colname">entr.id</text:span></text:span><text:span text:style-name="Example">. <text:s/>Identifies the entry this audio record<text:line-break/> <text:s text:c="5"/>-- belongs to.<text:line-break/> <text:s text:c="3"/>rdng SMALLINT NOT NULL,<text:line-break/> <text:s text:c="5"/>-- FK to </text:span><text:span text:style-name="Example"><text:span text:style-name="colname">rdng.rdng</text:span></text:span><text:span text:style-name="Example">. <text:s/>Identifies the reading this audio record<text:line-break/> <text:s text:c="5"/>-- belongs to.<text:line-break/> <text:s text:c="3"/>audio SMALL INT NOT NULL,<text:line-break/></text:span><text:span text:style-name="Example"><text:span text:style-name="Example"> <text:s text:c="5"/>-- Disambiguates and orders multiple audio records within an entry.<text:line-break/></text:span></text:span><text:span text:style-name="Example"> <text:s text:c="3"/>fname VARCHAR(255) NOT NULL,<text:line-break/> <text:s text:c="5"/>-- Filename (including path) of file containing the sound clip. <text:line-break/> <text:s text:c="3"/>strt INT NOT NULL,<text:line-break/> <text:s text:c="5"/>-- Time in milliseconds to the start of the sound clip in the <text:line-break/> <text:s text:c="5"/>-- file.<text:line-break/> <text:s text:c="3"/>leng INT NOT NULL);<text:line-break/> <text:s text:c="5"/>-- Length of the sound clip in milliseconds.<text:line-break/><text:line-break/>CREATE TABLE editor (<text:line-break/> <text:s text:c="5"/>-- Rows in this table describe authenticated <text:s/>editors.<text:line-break/> <text:s text:c="5"/>-- This table's design has not been finalized yet.<text:line-break/> <text:s text:c="3"/>id SERIAL NOT NULL PRIMARY KEY,<text:line-break/> <text:s text:c="5"/>-- Arbitrary and unique integer to identify editors. <text:line-break/> <text:s text:c="3"/>name VARCHAR(80) NOT NULL,<text:line-break/> <text:s text:c="5"/>-- Editor's name.<text:line-break/> <text:s text:c="3"/>email VARCHAR(250),<text:line-break/> <text:s text:c="5"/>-- Editor's email address.<text:line-break/> <text:s text:c="3"/>notes TEXT);<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text:line-break/> <text:s text:c="3"/>sens SMALLINT NOT NULL,<text:line-break/> <text:s text:c="3"/>typ SMALLINT NOT NULL,<text:line-break/> <text:s text:c="3"/>txt VARCHAR(250) NOT NULL);<text:line-break/><text:line-break/><text:line-break/>CREATE TABLE freq (<text:line-break/> <text:s text:c="5"/>-- Contains frequency-of-use items from the JMdict XML &lt;ke_pri&gt;<text:line-break/> <text:s text:c="5"/>-- &lt;re_pri&gt; elements, and other sources.<text:line-break/> <text:s text:c="3"/>entr INT NOT NULL,<text:line-break/> <text:s text:c="5"/>-- FK to </text:span><text:span text:style-name="Example"><text:span text:style-name="colname">entr.id</text:span></text:span><text:span text:style-name="Example">. <text:s/>Identifies the entry this datum is associated<text:line-break/> <text:s text:c="5"/>-- with.<text:line-break/> <text:s text:c="3"/>rdng SMALLINT NULL,<text:line-break/> <text:s text:c="5"/>-- FK to </text:span><text:span text:style-name="Example"><text:span text:style-name="colname">rdng.rdng</text:span></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Example"><text:span text:style-name="colname">kanj.kanj</text:span></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Example"><text:span text:style-name="colname">kwfreq.id</text:span></text:span><text:span text:style-name="Example">. <text:s/>Identifies the FoU scale in table </text:span><text:span text:style-name="Example"><text:span text:style-name="tblname">kwfreq</text:span></text:span><text:span text:style-name="Example">.<text:line-break/> <text:s text:c="3"/>value INT,<text:line-break/> <text:s text:c="5"/>-- The value of the datum on the scale identified by </text:span><text:span text:style-name="Example"><text:span text:style-name="colname">kw</text:span></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Example"><text:span text:style-name="colname">entr.id</text:span></text:span><text:span text:style-name="Example">. <text:s/>Identifies entry that dialect applies to.<text:line-break/></text:span><text:span text:style-name="Example"><text:span text:style-name="Example"> <text:s text:c="3"/>sens SMALLINT NOT NULL,<text:line-break/> <text:s text:c="5"/>-- FK to </text:span></text:span><text:span text:style-name="Example"><text:span text:style-name="Example"><text:span text:style-name="colname">sens.sens</text:span></text:span></text:span><text:span text:style-name="Example"><text:span text:style-name="Example">. <text:s/>Identifies the sense that field applies to.<text:line-break/></text:span></text:span><text:span text:style-name="Example"> <text:s text:c="3"/>kw SMALLINT NOT NULL,<text:line-break/> <text:s text:c="5"/>-- FK to </text:span><text:span text:style-name="Example"><text:span text:style-name="colname">kwdial.id</text:span></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Example"><text:span text:style-name="colname">entr.id</text:span></text:span><text:span text:style-name="Example">. <text:s/>Identifies entry that field applies to.<text:line-break/> <text:s text:c="3"/>sens SMALLINT NOT NULL,<text:line-break/> <text:s text:c="5"/>-- FK to </text:span><text:span text:style-name="Example"><text:span text:style-name="colname">sens.sens</text:span></text:span><text:span text:style-name="Example">. <text:s/>Identifies the sense that field applies to.<text:line-break/> <text:s text:c="3"/>kw SMALLINT NOT NULL,<text:line-break/> <text:s text:c="5"/>-- FK to </text:span><text:span text:style-name="Example"><text:span text:style-name="colname">kwfld.id</text:span></text:span><text:span text:style-name="Example">. <text:s/>Identifies the field keyword.<text:line-break/> <text:s text:c="3"/>PRIMARY KEY (entr,sens,kw));<text:line-break/></text:span><text:span text:style-name="Example"><text:span text:style-name="Example"><text:line-break/></text:span></text:span><text:span text:style-name="Example">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Example"><text:span text:style-name="colname">entr.id</text:span></text:span><text:span text:style-name="Example">. <text:s/>Identifies entry that the kinf tag applies to.<text:line-break/> <text:s text:c="3"/>kanj SMALLINT NOT NULL,<text:line-break/> <text:s text:c="5"/>-- FK to </text:span><text:span text:style-name="Example"><text:span text:style-name="colname">kanj.kanj</text:span></text:span><text:span text:style-name="Example">. <text:s/>Identifies the kanji item that kinf tag<text:line-break/> <text:s text:c="5"/>-- applies to.<text:line-break/> <text:s text:c="3"/>kw SMALLINT NOT NULL,<text:line-break/> <text:s text:c="5"/>-- FK to </text:span><text:span text:style-name="Example"><text:span text:style-name="colname">kwkinf.id</text:span></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 <text:s text:c="5"/>-- FK to </text:span><text:span text:style-name="Example"><text:span text:style-name="colname">entr.id</text:span></text:span><text:span text:style-name="Example">. <text:s/>Identifies entry that field applies to.<text:line-break/></text:span><text:span text:style-name="Example"><text:span text:style-name="Example"> <text:s text:c="3"/>sens SMALLINT NOT NULL,<text:line-break/> <text:s text:c="5"/>-- FK to </text:span></text:span><text:span text:style-name="Example"><text:span text:style-name="Example"><text:span text:style-name="colname">enrt.sens</text:span></text:span></text:span><text:span text:style-name="Example"><text:span text:style-name="Example">. <text:s/>Identifies the sens item that lsrc tag<text:line-break/> <text:s text:c="5"/>-- applies to.<text:line-break/> <text:s text:c="3"/>Kw SMALLINT NOT NULL,<text:line-break/> <text:s text:c="5"/>-- FK to </text:span></text:span><text:span text:style-name="Example"><text:span text:style-name="Example"><text:span text:style-name="colname">kwlsrc.id</text:span></text:span></text:span><text:span text:style-name="Example"><text:span text:style-name="Example">. <text:s/>Identifies the type of lsource tag<text:line-break/> <text:s text:c="5"/>-- this is.<text:line-break/></text:span></text:span><text:span text:style-name="Example"> <text:s text:c="3"/>lang SMALLINT NOT NULL,<text:line-break/> <text:s text:c="5"/>-- FK to </text:span><text:span text:style-name="Example"><text:span text:style-name="colname">kwlang.id</text:span></text:span><text:span text:style-name="Example">. <text:s/>Identifies the language keyword.<text:line-break/> <text:s text:c="3"/>txt VARCHAR(250)<text:line-break/> <text:s text:c="5"/>-- The word in language 'lang' from which this word sense <text:line-break/> <text:s text:c="5"/>-- was derived.<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Example"><text:span text:style-name="colname">entr.id</text:span></text:span><text:span text:style-name="Example">. <text:s/>Identifies entry that misc tag applies to.<text:line-break/> <text:s text:c="3"/>sens SMALLINT NOT NULL,<text:line-break/> <text:s text:c="5"/>-- FK to </text:span><text:span text:style-name="Example"><text:span text:style-name="colname">sens.sens</text:span></text:span><text:span text:style-name="Example">. <text:s/>Identifies the sense that misc tag applies to.<text:line-break/> <text:s text:c="3"/>kw SMALLINT NOT NULL,<text:line-break/> <text:s text:c="4"/>-- FK to </text:span><text:span text:style-name="Example"><text:span text:style-name="colname">kwmisc.id</text:span></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Example"><text:span text:style-name="colname">entr.id</text:span></text:span><text:span text:style-name="Example">. <text:s/>Identifies entry that pos tag applies to.<text:line-break/> <text:s text:c="3"/>sens SMALLINT NOT NULL,<text:line-break/> <text:s text:c="5"/>-- FK to </text:span><text:span text:style-name="Example"><text:span text:style-name="colname">sens.sens</text:span></text:span><text:span text:style-name="Example">. <text:s/>Identifies the sense that pos tag applies to.<text:line-break/> <text:s text:c="3"/>kw SMALLINT <text:s/>NOT NULL,<text:line-break/> <text:s text:c="4"/>-- FK to </text:span><text:span text:style-name="Example"><text:span text:style-name="colname">kwpos.id</text:span></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Example"><text:span text:style-name="colname">entr.id</text:span></text:span><text:span text:style-name="Example">. <text:s/>Identifies entry that the rinf tag applies to.<text:line-break/> <text:s text:c="3"/>rdng SMALLINT NOT NULL,<text:line-break/> <text:s text:c="5"/>-- FK to </text:span><text:span text:style-name="Example"><text:span text:style-name="colname">rdng.rdng</text:span></text:span><text:span text:style-name="Example">. <text:s/>Identifies the reading item that rinf tag<text:line-break/> <text:s text:c="5"/>-- applies to.<text:line-break/> <text:s text:c="2"/>kw SMALLINT NOT NULL,<text:line-break/> <text:s text:c="5"/>-- FK to </text:span><text:span text:style-name="Example"><text:span text:style-name="colname">kwrinf.id</text:span></text:span><text:span text:style-name="Example">. <text:s/>Identifies the reading info keyword.<text:line-break/> <text:s text:c="3"/>PRIMARY KEY (entr,rdng,kw));<text:line-break/><text:line-break/><text:line-break/><text:line-break/>CREATE TABLE restr (<text:line-break/> <text:s text:c="5"/>-- Lists invalid pairs of reading and kanji elements.<text:line-break/> <text:s text:c="5"/>-- Note that this is the inverse of the representation in JMdict<text:line-break/> <text:s text:c="5"/>-- </text:span><text:span text:style-name="Example"><text:span text:style-name="Example">XML </text:span></text:span><text:span text:style-name="Example">file where &lt;rest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rdng SMALLINT NOT NULL,<text:line-break/> <text:s text:c="5"/>-- FK to </text:span><text:span text:style-name="Example"><text:span text:style-name="colname">rdng.rdng</text:span></text:span><text:span text:style-name="Example">. <text:s/>Identifies the reading within the entry that <text:line-break/> <text:s text:c="5"/>-- </text:span><text:span text:style-name="Example"><text:span text:style-name="Example">the </text:span></text:span><text:span text:style-name="Example">restriction applies to.<text:line-break/> <text:s text:c="3"/>kanj SMALLINT NOT NULL,<text:line-break/> <text:s text:c="5"/>-- FK to </text:span><text:span text:style-name="Example"><text:span text:style-name="colname">kanj.kanj</text:span></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text:span><text:span text:style-name="Example"><text:span text:style-name="Example">XML </text:span></text:span><text:span text:style-name="Example">file where &lt;stagr&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line-break/> <text:s text:c="5"/>-- </text:span><text:span text:style-name="Example"><text:span text:style-name="Example">the </text:span></text:span><text:span text:style-name="Example">restriction applies to.<text:line-break/> <text:s text:c="2"/>rdng SMALLINT NOT NULL,<text:line-break/> <text:s text:c="5"/>-- FK to </text:span><text:span text:style-name="Example"><text:span text:style-name="colname">rdng.rdng</text:span></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Example"><text:span text:style-name="colname">entr.id</text:span></text:span><text:span text:style-name="Example">. <text:s/>Identifies entry that the restriction applies to.<text:line-break/> <text:s text:c="3"/>sens SMALLINT NOT NULL,<text:line-break/> <text:s text:c="5"/>-- FK to </text:span><text:span text:style-name="Example"><text:span text:style-name="colname">sens.sens</text:span></text:span><text:span text:style-name="Example">. <text:s/>Identifies the sense within the entry that <text:s/><text:line-break/> <text:s text:c="5"/>-- the restriction applies to.<text:line-break/> <text:s text:c="3"/>kanj SMALLINT NOT NULL,<text:line-break/> <text:s text:c="5"/>-- FK to </text:span><text:span text:style-name="Example"><text:span text:style-name="colname">kanj.kanj</text:span></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 <text:s text:c="3"/>descr VARCHAR(255));<text:line-break/><text:line-break/></text:span><text:span text:style-name="Example"><text:span text:style-name="Example">CREATE TABLE kwginf (<text:line-break/> <text:s text:c="3"/>id SMALLINT PRIMARY KEY,<text:line-break/> <text:s text:c="3"/>kw VARCHAR(20) NOT NULL UNIQUE,<text:line-break/> <text:s text:c="3"/>descr VARCHAR(255));<text:line-break/></text:span></text:span><text:span text:style-name="Example"><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text:span><text:span text:style-name="Example"><text:span text:style-name="Example">CREATE TABLE kwlsrc (<text:line-break/> <text:s text:c="3"/>id SMALLINT PRIMARY KEY,<text:line-break/> <text:s text:c="3"/>kw VARCHAR(20) NOT NULL UNIQUE,<text:line-break/> <text:s text:c="3"/>descr VARCHAR(255));<text:line-break/></text:span></text:span><text:span text:style-name="Example"><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list-style-name="Numbering_20_1" style:class="text" style:master-page-name="" style:default-outline-level="1">
      <style:paragraph-properties fo:margin-top="0.1701in" fo:margin-bottom="0.0799in"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default-outline-level="2">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text-properties fo:text-transform="capitalize" fo:font-size="14pt"/>
    </style:style>
    <style:style style:name="Appendix_20_Title" style:display-name="Appendix Title" style:family="paragraph" style:next-style-name="Text_20_body" style:master-page-name="">
      <style:paragraph-properties fo:line-height="200%"/>
      <style:text-properties fo:text-transform="capitalize" fo:font-size="14pt"/>
    </style:style>
    <style:style style:name="Section1_20_Title" style:display-name="Section1 Title" style:family="paragraph" style:next-style-name="Text_20_body" style:master-page-name="">
      <style:paragraph-properties fo:line-height="200%"/>
      <style:text-properties fo:text-transform="capitalize" fo:font-size="14pt"/>
    </style:style>
    <style:style style:name="Section2_20_Title" style:display-name="Section2 Title" style:family="paragraph" style:next-style-name="Text_20_body" style:master-page-name="">
      <style:paragraph-properties fo:line-height="200%"/>
      <style:text-properties fo:text-transform="capitalize" fo:font-size="13pt"/>
    </style:style>
    <style:style style:name="Section3_20_Title" style:display-name="Section3 Title" style:family="paragraph" style:next-style-name="Text_20_body" style:master-page-name="">
      <style:paragraph-properties fo:line-height="200%"/>
      <style:text-properties fo:text-transform="capitalize" fo:font-size="12pt"/>
    </style:style>
    <style:style style:name="Section4_20_Title" style:display-name="Section4 Title" style:family="paragraph" style:next-style-name="Text_20_body" style:master-page-name="">
      <style:paragraph-properties fo:line-height="200%"/>
      <style:text-properties fo:text-transform="capitalize" fo:font-size="12pt"/>
    </style:style>
    <style:style style:name="Section5_20_Title" style:display-name="Section5 Title" style:family="paragraph" style:next-style-name="Text_20_body" style:master-page-name="">
      <style:paragraph-properties fo:line-height="200%"/>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Var_20_List" style:display-name="Var List">
      <text:list-level-style-bullet text:level="1" text:style-name="Bullet_20_Symbols"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2-07-15T12:38:53</meta:creation-date>
    <dc:creator>Stuart McGraw</dc:creator>
    <dc:date>2007-05-01T23:21:20</dc:date>
    <dc:language>en-US</dc:language>
    <meta:editing-cycles>57</meta:editing-cycles>
    <meta:editing-duration>P3DT12H48M36S</meta:editing-duration>
    <meta:user-defined meta:name="Info 1"/>
    <meta:user-defined meta:name="Info 2"/>
    <meta:user-defined meta:name="Info 3"/>
    <meta:user-defined meta:name="Info 4"/>
    <meta:document-statistic meta:table-count="1" meta:image-count="0" meta:object-count="0" meta:page-count="21" meta:paragraph-count="210" meta:word-count="6861" meta:character-count="43561"/>
  </office:meta>
</office:document-meta>
</file>